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fo:language="cs" fo:country="CZ" officeooo:rsid="000cddba" officeooo:paragraph-rsid="000cddba"/>
    </style:style>
    <style:style style:name="P2" style:family="paragraph" style:parent-style-name="Nadpis1">
      <style:text-properties fo:language="cs" fo:country="CZ" officeooo:rsid="000cddba" officeooo:paragraph-rsid="000cddba"/>
    </style:style>
    <style:style style:name="P3" style:family="paragraph" style:parent-style-name="text">
      <style:text-properties fo:language="cs" fo:country="CZ" officeooo:rsid="000cddba" officeooo:paragraph-rsid="000cddba"/>
    </style:style>
    <style:style style:name="P4" style:family="paragraph" style:parent-style-name="text" style:list-style-name="L3">
      <style:text-properties fo:language="cs" fo:country="CZ" officeooo:rsid="000cddba" officeooo:paragraph-rsid="000cddba"/>
    </style:style>
    <style:style style:name="P5" style:family="paragraph" style:parent-style-name="text" style:list-style-name="L3">
      <style:text-properties fo:language="cs" fo:country="CZ" officeooo:rsid="001090a7" officeooo:paragraph-rsid="001090a7"/>
    </style:style>
    <style:style style:name="P6" style:family="paragraph" style:parent-style-name="text" style:list-style-name="L3">
      <style:text-properties fo:language="cs" fo:country="CZ" officeooo:rsid="0010d2a1" officeooo:paragraph-rsid="0010d2a1"/>
    </style:style>
    <style:style style:name="P7" style:family="paragraph" style:parent-style-name="text" style:list-style-name="L3">
      <style:text-properties fo:language="en" fo:country="US" officeooo:rsid="000cddba" officeooo:paragraph-rsid="000cddba"/>
    </style:style>
    <style:style style:name="P8" style:family="paragraph" style:parent-style-name="text">
      <style:text-properties fo:language="en" fo:country="US" officeooo:rsid="000cddba" officeooo:paragraph-rsid="000cddba"/>
    </style:style>
    <style:style style:name="P9" style:family="paragraph" style:parent-style-name="text" style:list-style-name="L3">
      <style:text-properties fo:language="en" fo:country="US" officeooo:rsid="000edc40" officeooo:paragraph-rsid="000edc40"/>
    </style:style>
    <style:style style:name="P10" style:family="paragraph" style:parent-style-name="text" style:list-style-name="L3">
      <style:text-properties fo:language="en" fo:country="US" officeooo:rsid="001090a7" officeooo:paragraph-rsid="001090a7"/>
    </style:style>
    <style:style style:name="P11" style:family="paragraph" style:parent-style-name="text" style:list-style-name="L3">
      <style:text-properties fo:language="en" fo:country="US" officeooo:rsid="0010d2a1" officeooo:paragraph-rsid="0010d2a1"/>
    </style:style>
    <style:style style:name="T1" style:family="text">
      <style:text-properties fo:font-variant="small-caps" style:font-name="Times New Roman" fo:font-size="36pt" fo:font-weight="bold" style:font-name-asian="Microsoft YaHei" style:font-size-asian="14pt" style:font-name-complex="Lucida Sans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litický systém v 20. letech v ČSR</text:span></text:p>
      <text:p text:style-name="P2"><text:span text:style-name="T1"/></text:p>
      <text:p text:style-name="P3"><text:span text:style-name="T1"/></text:p>
      <text:list xml:id="list653239296" text:style-name="L3">
        <text:list-item>
          <text:p text:style-name="P4">Strana Sociálně demokratická</text:p>
          <text:list>
            <text:list-item>
              <text:p text:style-name="P4">F. Soukup</text:p>
            </text:list-item>
          </text:list>
        </text:list-item>
        <text:list-item>
          <text:p text:style-name="P4">Strana Agrární</text:p>
          <text:list>
            <text:list-item>
              <text:p text:style-name="P4">Švehla</text:p>
            </text:list-item>
          </text:list>
        </text:list-item>
        <text:list-item>
          <text:p text:style-name="P4">Národní demokracie</text:p>
          <text:list>
            <text:list-item>
              <text:p text:style-name="P4">Kramář, Rašín</text:p>
            </text:list-item>
            <text:list-item>
              <text:p text:style-name="P4">proti menšinám</text:p>
            </text:list-item>
            <text:list-item>
              <text:p text:style-name="P4">krajní pravice</text:p>
            </text:list-item>
          </text:list>
        </text:list-item>
        <text:list-item>
          <text:p text:style-name="P4">strana socialistická (národní socialisté)</text:p>
          <text:list>
            <text:list-item>
              <text:p text:style-name="P4">V. Klofáč</text:p>
            </text:list-item>
            <text:list-item>
              <text:p text:style-name="P4">střední třida</text:p>
            </text:list-item>
          </text:list>
        </text:list-item>
        <text:list-item>
          <text:p text:style-name="P4">strana Lidiová</text:p>
          <text:list>
            <text:list-item>
              <text:p text:style-name="P4">Katolické <text:s/>vrstvy</text:p>
            </text:list-item>
            <text:list-item>
              <text:p text:style-name="P4">J. Šrámek</text:p>
            </text:list-item>
          </text:list>
        </text:list-item>
      </text:list>
      <text:p text:style-name="P8"/>
      <text:list xml:id="list134028989611512" text:continue-numbering="true" text:style-name="L3">
        <text:list-item>
          <text:p text:style-name="P7">1. volby do obecních zastupitelstev</text:p>
          <text:list>
            <text:list-item>
              <text:p text:style-name="P7">všeobecné volební právo pro muže I ženy &gt; 21</text:p>
            </text:list-item>
            <text:list-item>
              <text:p text:style-name="P7">sociální demokracie</text:p>
            </text:list-item>
            <text:list-item>
              <text:p text:style-name="P7">agrárníci</text:p>
            </text:list-item>
            <text:list-item>
              <text:p text:style-name="P7">národni socialisté</text:p>
            </text:list-item>
            <text:list-item>
              <text:p text:style-name="P7">lidovci</text:p>
            </text:list-item>
            <text:list-item>
              <text:p text:style-name="P7">=&gt; rudo-zelená koalice</text:p>
            </text:list-item>
          </text:list>
        </text:list-item>
        <text:list-item>
          <text:p text:style-name="P7">29.2.1920 Ústavní listina ČSR</text:p>
          <text:list>
            <text:list-item>
              <text:p text:style-name="P7">inspirace Francií</text:p>
            </text:list-item>
            <text:list-item>
              <text:p text:style-name="P7">např. o občanských právech a povinnostech</text:p>
            </text:list-item>
            <text:list-item>
              <text:p text:style-name="P7">rozdělení moci</text:p>
              <text:list>
                <text:list-item>
                  <text:p text:style-name="P7">zákonodárná</text:p>
                  <text:list>
                    <text:list-item>
                      <text:p text:style-name="P7">Národní shromáždění = parlament</text:p>
                    </text:list-item>
                  </text:list>
                </text:list-item>
                <text:list-item>
                  <text:p text:style-name="P7">výkoná</text:p>
                </text:list-item>
                <text:list-item>
                  <text:p text:style-name="P7">soudní</text:p>
                </text:list-item>
              </text:list>
            </text:list-item>
          </text:list>
        </text:list-item>
        <text:list-item>
          <text:p text:style-name="P7">1. volby do NS</text:p>
          <text:list>
            <text:list-item>
              <text:p text:style-name="P7">všeobecné volební právo</text:p>
            </text:list-item>
            <text:list-item>
              <text:p text:style-name="P7">Sociální demokracie</text:p>
            </text:list-item>
          </text:list>
        </text:list-item>
        <text:list-item>
          <text:p text:style-name="P9">Krize soc. Demokracie</text:p>
          <text:list>
            <text:list-item>
              <text:p text:style-name="P9">extrémní levice</text:p>
              <text:list>
                <text:list-item>
                  <text:p text:style-name="P9">Bohumín Šmeral</text:p>
                </text:list-item>
                <text:list-item>
                  <text:p text:style-name="P9">prosazování komunistických ideálů</text:p>
                </text:list-item>
              </text:list>
            </text:list-item>
          </text:list>
        </text:list-item>
        <text:list-item>
          <text:p text:style-name="P9">Pětka a Hrad</text:p>
          <text:list>
            <text:list-item>
              <text:p text:style-name="P9"><text:soft-page-break/>Pětka – dohoda představitelů nejvlivnějších stran</text:p>
            </text:list-item>
            <text:list-item>
              <text:p text:style-name="P9">domlouvali s Masarykem budoucí politiku</text:p>
            </text:list-item>
            <text:list-item>
              <text:p text:style-name="P10">skupina Hradu</text:p>
              <text:list>
                <text:list-item>
                  <text:p text:style-name="P10">seskupení okolo prezidentna Masaryka</text:p>
                </text:list-item>
              </text:list>
            </text:list-item>
          </text:list>
        </text:list-item>
        <text:list-item>
          <text:p text:style-name="P10">krize 21-23</text:p>
          <text:list>
            <text:list-item>
              <text:p text:style-name="P5">nástup fašistckých režimů v okolních státech</text:p>
            </text:list-item>
          </text:list>
        </text:list-item>
        <text:list-item>
          <text:p text:style-name="P5">KSČ</text:p>
          <text:list>
            <text:list-item>
              <text:p text:style-name="P5">široká podpora</text:p>
            </text:list-item>
            <text:list-item>
              <text:p text:style-name="P5">i intelektuálnové a umělci</text:p>
            </text:list-item>
          </text:list>
        </text:list-item>
        <text:list-item>
          <text:p text:style-name="P6">Slovenská Hlinkova strana</text:p>
          <text:list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4-03T19:36:35.122000000</meta:creation-date>
    <dc:date>2020-03-04T13:40:20.181490496</dc:date>
    <meta:editing-duration>PT22M33S</meta:editing-duration>
    <meta:editing-cycles>10</meta:editing-cycles>
    <meta:generator>LibreOffice/6.4.1.2$Linux_X86_64 LibreOffice_project/40$Build-2</meta:generator>
    <meta:document-statistic meta:table-count="0" meta:image-count="0" meta:object-count="0" meta:page-count="2" meta:paragraph-count="49" meta:word-count="185" meta:character-count="1022" meta:non-whitespace-character-count="931"/>
  </office:meta>
</office:document-meta>
</file>